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cad9" officeooo:paragraph-rsid="0013cad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=== Run information ===</text:p>
      <text:p text:style-name="P1"/>
      <text:p text:style-name="P1">Scheme: <text:s text:c="6"/>weka.classifiers.trees.LMT -I -1 -M 15 -W 0.0 -doNotMakeSplitPointActualValue -num-decimal-places 6</text:p>
      <text:p text:style-name="P1">Relation: <text:s text:c="4"/>QueryResult-weka.filters.unsupervised.attribute.Remove-R1-2,4,9,23-25</text:p>
      <text:p text:style-name="P1">Instances: <text:s text:c="3"/>629</text:p>
      <text:p text:style-name="P1">Attributes: <text:s text:c="2"/>19</text:p>
      <text:p text:style-name="P1"><text:s text:c="14"/>DraftAge</text:p>
      <text:p text:style-name="P1"><text:s text:c="14"/>country_group</text:p>
      <text:p text:style-name="P1"><text:s text:c="14"/>Height</text:p>
      <text:p text:style-name="P1"><text:s text:c="14"/>Weight</text:p>
      <text:p text:style-name="P1"><text:s text:c="14"/>Position</text:p>
      <text:p text:style-name="P1"><text:s text:c="14"/>CSS_rank</text:p>
      <text:p text:style-name="P1"><text:s text:c="14"/>rs_GP</text:p>
      <text:p text:style-name="P1"><text:s text:c="14"/>rs_G</text:p>
      <text:p text:style-name="P1"><text:s text:c="14"/>rs_A</text:p>
      <text:p text:style-name="P1"><text:s text:c="14"/>rs_P</text:p>
      <text:p text:style-name="P1"><text:s text:c="14"/>rs_PIM</text:p>
      <text:p text:style-name="P1"><text:s text:c="14"/>rs_PlusMinus</text:p>
      <text:p text:style-name="P1"><text:s text:c="14"/>po_GP</text:p>
      <text:p text:style-name="P1"><text:s text:c="14"/>po_G</text:p>
      <text:p text:style-name="P1"><text:s text:c="14"/>po_A</text:p>
      <text:p text:style-name="P1"><text:s text:c="14"/>po_P</text:p>
      <text:p text:style-name="P1"><text:s text:c="14"/>po_PIM</text:p>
      <text:p text:style-name="P1"><text:s text:c="14"/>po_PlusMinus</text:p>
      <text:p text:style-name="P1"><text:s text:c="14"/>three_classes</text:p>
      <text:p text:style-name="P1">Test mode: <text:s text:c="3"/>evaluate on training data</text:p>
      <text:p text:style-name="P1"/>
      <text:p text:style-name="P1">=== Classifier model (full training set) ===</text:p>
      <text:p text:style-name="P1"/>
      <text:p text:style-name="P1">Logistic model tree </text:p>
      <text:p text:style-name="P1">------------------</text:p>
      <text:p text:style-name="P1">: LM_1:16/16 (629)</text:p>
      <text:p text:style-name="P1"/>
      <text:p text:style-name="P1">Number of Leaves <text:s/>: <text:tab/>1</text:p>
      <text:p text:style-name="P1"/>
      <text:p text:style-name="P1">Size of the Tree : <text:tab/>1</text:p>
      <text:p text:style-name="P1">LM_1:</text:p>
      <text:p text:style-name="P1">Class 0 :</text:p>
      <text:p text:style-name="P1">-0.105686 + </text:p>
      <text:p text:style-name="P1">[DraftAge] * -0.14249 +</text:p>
      <text:p text:style-name="P1">[country_group=EURO] * 0.150551 +</text:p>
      <text:p text:style-name="P1">[Height] * 0.091348 +</text:p>
      <text:p text:style-name="P1">[Weight] * -0.018175 +</text:p>
      <text:p text:style-name="P1">[CSS_rank] * 0.007605 +</text:p>
      <text:p text:style-name="P1">[rs_A] * -0.011238 +</text:p>
      <text:p text:style-name="P1">[rs_PIM] * 0.001741 +</text:p>
      <text:p text:style-name="P1">[rs_PlusMinus] * 0.004195 +</text:p>
      <text:p text:style-name="P1">[po_PIM] * -0.010925</text:p>
      <text:p text:style-name="P1"><text:soft-page-break/></text:p>
      <text:p text:style-name="P1">Class 1 :</text:p>
      <text:p text:style-name="P1">2.050746 + </text:p>
      <text:p text:style-name="P1">[country_group=EURO] * -0.304347 +</text:p>
      <text:p text:style-name="P1">[Height] * -0.076733 +</text:p>
      <text:p text:style-name="P1">[Weight] * 0.014723 +</text:p>
      <text:p text:style-name="P1">[Position=L] * 0.102984 +</text:p>
      <text:p text:style-name="P1">[Position=C] * -0.137844 +</text:p>
      <text:p text:style-name="P1">[CSS_rank] * -0.009342 +</text:p>
      <text:p text:style-name="P1">[rs_G] * 0.004741 +</text:p>
      <text:p text:style-name="P1">[rs_P] * 0.010154 +</text:p>
      <text:p text:style-name="P1">[po_P] * 0.04138 <text:s/>+</text:p>
      <text:p text:style-name="P1">[po_PlusMinus] * 0.029675</text:p>
      <text:p text:style-name="P1"/>
      <text:p text:style-name="P1">Class 2 :</text:p>
      <text:p text:style-name="P1">2.512377 + </text:p>
      <text:p text:style-name="P1">[country_group=EURO] * -0.610759 +</text:p>
      <text:p text:style-name="P1">[Height] * -0.037397 +</text:p>
      <text:p text:style-name="P1">[Position=R] * -0.104846 +</text:p>
      <text:p text:style-name="P1">[rs_GP] * 0.008096 +</text:p>
      <text:p text:style-name="P1">[rs_PIM] * -0.002475 +</text:p>
      <text:p text:style-name="P1">[rs_PlusMinus] * -0.005597 +</text:p>
      <text:p text:style-name="P1">[po_GP] * 0.021571 +</text:p>
      <text:p text:style-name="P1">[po_G] * -0.052627 +</text:p>
      <text:p text:style-name="P1">[po_PIM] * 0.004172</text:p>
      <text:p text:style-name="P1"/>
      <text:p text:style-name="P1"/>
      <text:p text:style-name="P1">Time taken to build model: 0.54 seconds</text:p>
      <text:p text:style-name="P1"/>
      <text:p text:style-name="P1">=== Evaluation on training set ===</text:p>
      <text:p text:style-name="P1"/>
      <text:p text:style-name="P1">Time taken to test model on training data: 0 seconds</text:p>
      <text:p text:style-name="P1"/>
      <text:p text:style-name="P1">=== Summary ===</text:p>
      <text:p text:style-name="P1"/>
      <text:p text:style-name="P1">Correctly Classified Instances <text:s text:c="8"/>374 <text:s text:c="14"/>59.4595 %</text:p>
      <text:p text:style-name="P1">Incorrectly Classified Instances <text:s text:c="6"/>255 <text:s text:c="14"/>40.5405 %</text:p>
      <text:p text:style-name="P1">Kappa statistic <text:s text:c="25"/>0.1855</text:p>
      <text:p text:style-name="P1">Mean absolute error <text:s text:c="21"/>0.3538</text:p>
      <text:p text:style-name="P1">Root mean squared error <text:s text:c="17"/>0.4171</text:p>
      <text:p text:style-name="P1">Relative absolute error <text:s text:c="16"/>89.6765 %</text:p>
      <text:p text:style-name="P1">Root relative squared error <text:s text:c="12"/>93.9387 %</text:p>
      <text:p text:style-name="P1">Total Number of Instances <text:s text:c="13"/>629 <text:s text:c="4"/></text:p>
      <text:p text:style-name="P1"/>
      <text:p text:style-name="P1">=== Detailed Accuracy By Class ===</text:p>
      <text:p text:style-name="P1"/>
      <text:p text:style-name="P1"><text:s text:c="17"/>TP Rate <text:s/>FP Rate <text:s/>Precision <text:s/>Recall <text:s text:c="2"/>F-Measure <text:s/>MCC <text:s text:c="5"/>ROC Area <text:s/>PRC Area <text:s/>Class</text:p>
      <text:p text:style-name="P1"><text:s text:c="17"/>0.934 <text:s text:c="3"/>0.755 <text:s text:c="3"/>0.603 <text:s text:c="5"/>0.934 <text:s text:c="3"/>0.733 <text:s text:c="5"/>0.251 <text:s text:c="3"/>0.719 <text:s text:c="4"/>0.744 <text:s text:c="4"/>Good</text:p>
      <text:p text:style-name="P1"><text:s text:c="17"/>0.316 <text:s text:c="3"/>0.041 <text:s text:c="3"/>0.632 <text:s text:c="5"/>0.316 <text:s text:c="3"/>0.421 <text:s text:c="5"/>0.369 <text:s text:c="3"/>0.745 <text:s text:c="4"/>0.481 <text:s text:c="4"/>Best</text:p>
      <text:p text:style-name="P1"><text:soft-page-break/><text:s text:c="17"/>0.083 <text:s text:c="3"/>0.046 <text:s text:c="3"/>0.400 <text:s text:c="5"/>0.083 <text:s text:c="3"/>0.138 <text:s text:c="5"/>0.073 <text:s text:c="3"/>0.649 <text:s text:c="4"/>0.396 <text:s text:c="4"/>Better</text:p>
      <text:p text:style-name="P1">Weighted Avg. <text:s text:c="3"/>0.595 <text:s text:c="3"/>0.436 <text:s text:c="3"/>0.554 <text:s text:c="5"/>0.595 <text:s text:c="3"/>0.518 <text:s text:c="5"/>0.225 <text:s text:c="3"/>0.705 <text:s text:c="4"/>0.603 <text:s text:c="4"/></text:p>
      <text:p text:style-name="P1"/>
      <text:p text:style-name="P1">=== Confusion Matrix ===</text:p>
      <text:p text:style-name="P1"/>
      <text:p text:style-name="P1"><text:s text:c="3"/>a <text:s text:c="2"/>b <text:s text:c="2"/>c <text:s text:c="2"/>&lt;-- classified as</text:p>
      <text:p text:style-name="P1"><text:s/>324 <text:s/>12 <text:s/>11 | <text:s text:c="2"/>a = Good</text:p>
      <text:p text:style-name="P1"><text:s text:c="2"/>68 <text:s/>36 <text:s/>10 | <text:s text:c="2"/>b = Best</text:p>
      <text:p text:style-name="P1"><text:s/>145 <text:s text:c="2"/>9 <text:s/>14 | <text:s text:c="2"/>c = Better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1T14:44:48.919546794</meta:creation-date>
    <dc:date>2017-07-21T14:45:52.038484733</dc:date>
    <meta:editing-duration>PT1M3S</meta:editing-duration>
    <meta:editing-cycles>1</meta:editing-cycles>
    <meta:document-statistic meta:table-count="0" meta:image-count="0" meta:object-count="0" meta:page-count="3" meta:paragraph-count="89" meta:word-count="349" meta:character-count="2772" meta:non-whitespace-character-count="1838"/>
    <meta:generator>LibreOffice/5.1.6.2$Linux_X86_64 LibreOffice_project/10m0$Build-2</meta:generator>
  </office:meta>
</office:document-meta>
</file>